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fo:background-color="#ffffff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StringBuffer s = new StringBuffer("Hello");</text:p>
      <text:p text:style-name="P2">StringBuffer s1 = new StringBuffer("World");</text:p>
      <text:p text:style-name="P2">s.append(s1);</text:p>
      <text:p text:style-name="P2">System.out.println(s);</text:p>
      <text:p text:style-name="P1">A) Hello</text:p>
      <text:p text:style-name="P1">B) World</text:p>
      <text:p text:style-name="P1">C) <text:span text:style-name="T3">Hello World</text:span></text:p>
      <text:p text:style-name="P1">D<text:span text:style-name="T4">) </text:span>Compilation Fails</text:p>
      <text:p text:style-name="P1"/>
      <text:p text:style-name="P1"/>
      <text:p text:style-name="P2">2. What is the ouput of the below syntax:</text:p>
      <text:p text:style-name="P2">String s = "IDEAL";</text:p>
      <text:p text:style-name="P2">System.out.println(s.substring(0, s.length()-1)+(s.charAt(s.length()-1)));</text:p>
      <text:p text:style-name="P1">A) IDE</text:p>
      <text:p text:style-name="P1">B) <text:span text:style-name="T3">IDEAL</text:span></text:p>
      <text:p text:style-name="P1">C) IDEA</text:p>
      <text:p text:style-name="P1">D) Compilation Fails</text:p>
      <text:p text:style-name="P1"/>
      <text:p text:style-name="P1"/>
      <text:p text:style-name="P2"/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/text:p>
      <text:p text:style-name="P1">A) Hellotest</text:p>
      <text:p text:style-name="P1"><text:soft-page-break/>B) <text:span text:style-name="T3">HellotestWorld</text:span></text:p>
      <text:p text:style-name="P1">C) Compilation fails</text:p>
      <text:p text:style-name="P1">D) Runtime error</text:p>
      <text:p text:style-name="P1"/>
      <text:p text:style-name="P1"/>
      <text:p text:style-name="P2">4. What is the output of the below code:</text:p>
      <text:p text:style-name="P2"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/text:p>
      <text:p text:style-name="P1">A) 2</text:p>
      <text:p text:style-name="P1">B) <text:span text:style-name="T3">3</text:span></text:p>
      <text:p text:style-name="P1">C) Compilation fails</text:p>
      <text:p text:style-name="P1">D) runtime error</text:p>
      <text:p text:style-name="P1"/>
      <text:p text:style-name="P1"/>
      <text:p text:style-name="P2">5. What is the output of the below code:</text:p>
      <text:p text:style-name="P2"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/text:p>
      <text:p text:style-name="P1">A) <text:span text:style-name="T3">Good Morning</text:span></text:p>
      <text:p text:style-name="P1">B) Good Morning Hello</text:p>
      <text:p text:style-name="P1">C) Compilation fails</text:p>
      <text:p text:style-name="P1">D) runtime error</text:p>
      <text:p text:style-name="P1"/>
      <text:p text:style-name="P1"/>
      <text:p text:style-name="P2"><text:soft-page-break/>6. What is the output of the below code:</text:p>
      <text:p text:style-name="P2">class Test{</text:p>
      <text:p text:style-name="P2"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/text:p>
      <text:p text:style-name="P1">A) <text:span text:style-name="T3">dooG</text:span></text:p>
      <text:p text:style-name="P1">B) Good</text:p>
      <text:p text:style-name="P1">C) Compilation fails</text:p>
      <text:p text:style-name="P1">D) runtime error</text:p>
      <text:p text:style-name="P1"/>
      <text:p text:style-name="P1"/>
      <text:p text:style-name="P2">7. What is the output of the below code:</text:p>
      <text:p text:style-name="P2">public class DemoProgram {</text:p>
      <text:p text:style-name="P5">public static void main(String[] args) {</text:p>
      <text:p text:style-name="P5">System.out.println(5+4+"String"+7+1);</text:p>
      <text:p text:style-name="P5">}}</text:p>
      <text:p text:style-name="P1">A) 54String71</text:p>
      <text:p text:style-name="P1">B) 9String8</text:p>
      <text:p text:style-name="P1">C) <text:span text:style-name="T3">9String71</text:span>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2">8. What is the output of the below code:</text:p>
      <text:p text:style-name="P2">public class DemoProgram {</text:p>
      <text:p text:style-name="P2">public static void main(String[] args) {</text:p>
      <text:p text:style-name="P2">String str = "Hello World";</text:p>
      <text:p text:style-name="P2"><text:soft-page-break/>str.addAtIndex(5,"test");</text:p>
      <text:p text:style-name="P2">}</text:p>
      <text:p text:style-name="P2">}</text:p>
      <text:p text:style-name="P1">A) HellotestWorld</text:p>
      <text:p text:style-name="P1">B) Hellotest</text:p>
      <text:p text:style-name="P1">C) <text:span text:style-name="T3">Compilation fails</text:span></text:p>
      <text:p text:style-name="P1">D) runtime error</text:p>
      <text:p text:style-name="P1"/>
      <text:p text:style-name="P1"/>
      <text:p text:style-name="P2">9. What is the output of the above code?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1"><text:soft-page-break/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compile time error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 <text:span text:style-name="T3">A,C,D</text:span></text:p>
      <text:p text:style-name="P1">E) E</text:p>
      <text:p text:style-name="P1"/>
      <text:p text:style-name="P1"/>
      <text:p text:style-name="P2">11. In multiple catch clause which of the following statements are valid?</text:p>
      <text:p text:style-name="P1">A) <text:span text:style-name="T3">Super class block will execute first</text:span>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<text:soft-page-break/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1">C) <text:span text:style-name="T3">Infinity</text:span></text:p>
      <text:p text:style-name="P1">D) Exception Error</text:p>
      <text:p text:style-name="P1"/>
      <text:p text:style-name="P1"/>
      <text:p text:style-name="P2">13. What is the output of the below code:</text:p>
      <text:p text:style-name="P2"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<text:soft-page-break/>}</text:p>
      <text:p text:style-name="P1">A) Welcome John</text:p>
      <text:p text:style-name="P1">B) null</text:p>
      <text:p text:style-name="P1">C) <text:span text:style-name="T3">Compilation fails</text:span></text:p>
      <text:p text:style-name="P1">D) OurCreatedException thrown at run time</text:p>
      <text:p text:style-name="P1"/>
      <text:p text:style-name="P1"/>
      <text:p text:style-name="P2">14. What type of Exception Occurs at the following snippet code:</text:p>
      <text:p text:style-name="P2">Number n = new Integer(12);</text:p>
      <text:p text:style-name="P2">Double d = (Double)n;</text:p>
      <text:p text:style-name="P2">System.out.println(d);</text:p>
      <text:p text:style-name="P1">A) NumberFormatException</text:p>
      <text:p text:style-name="P1">B) <text:span text:style-name="T3">ClassCastException</text:span></text:p>
      <text:p text:style-name="P1">C) InputMisMatchException</text:p>
      <text:p text:style-name="P1">D) None of the above</text:p>
      <text:p text:style-name="P1"/>
      <text:p text:style-name="P1"/>
      <text:p text:style-name="P2">15. What is the output of the below code:</text:p>
      <text:p text:style-name="P2">public class DemoProgram {</text:p>
      <text:p text:style-name="P2"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/text:p>
      <text:p text:style-name="P1">A) world</text:p>
      <text:p text:style-name="P1">B) <text:span text:style-name="T3">Hello</text:span></text:p>
      <text:p text:style-name="P1">C) ArithmeticException</text:p>
      <text:p text:style-name="P1"><text:soft-page-break/>D) Compilation fails</text:p>
      <text:p text:style-name="P1"/>
      <text:p text:style-name="P1"/>
      <text:p text:style-name="P2">16. What type of exception occurs in the below code:</text:p>
      <text:p text:style-name="P2">class Test{</text:p>
      <text:p text:style-name="P2">public static void main(String[] args) {</text:p>
      <text:p text:style-name="P2"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/text:p>
      <text:p text:style-name="P1">A) NegativeArraySizeException</text:p>
      <text:p text:style-name="P1">B) <text:span text:style-name="T3">ArrayIndexOutOfBoundsException</text:span></text:p>
      <text:p text:style-name="P1">C)<text:span text:style-name="T3"> </text:span>both a &amp; b</text:p>
      <text:p text:style-name="P1">D) none of the above mentioned</text:p>
      <text:p text:style-name="P1"/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16. File f1 = new File(dir, "f1.txt");</text:p>
      <text:p text:style-name="P2"><text:soft-page-break/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2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1">E) E</text:p>
      <text:p text:style-name="P1"/>
      <text:p text:style-name="P1"/>
      <text:p text:style-name="P1"/>
      <text:p text:style-name="P1"/>
      <text:p text:style-name="P2">18. What will be the result of compiling and run the</text:p>
      <text:p text:style-name="P2">following code:</text:p>
      <text:p text:style-name="P2"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}}</text:p>
      <text:p text:style-name="P1"><text:soft-page-break/>A) create directory "test" and a file name as "test.txt</text:p>
      <text:p text:style-name="P1">B) java.io.IOException</text:p>
      <text:p text:style-name="P1">C) Compile with error</text:p>
      <text:p text:style-name="P1">D) None of the above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1">d)<text:span text:style-name="T3">All of the above</text:span></text:p>
      <text:p text:style-name="P7"/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1"/>
      <text:p text:style-name="P1"/>
      <text:p text:style-name="P1"/>
      <text:p text:style-name="P2">21. What is the output of this program?</text:p>
      <text:p text:style-name="P2"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}</text:p>
      <text:p text:style-name="P2"><text:soft-page-break/>class Output {</text:p>
      <text:p text:style-name="P2"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/text:p>
      <text:p text:style-name="P2">}</text:p>
      <text:p text:style-name="P1">a) Error</text:p>
      <text:p text:style-name="P1">b) Hello</text:p>
      <text:p text:style-name="P1">c) 36</text:p>
      <text:p text:style-name="P1">d) Hello 36</text:p>
      <text:p text:style-name="P1"/>
      <text:p text:style-name="P1"/>
      <text:p text:style-name="P2">22. What is the output of this program?</text:p>
      <text:p text:style-name="P2"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while(i.hasNext())</text:p>
      <text:p text:style-name="P2"><text:soft-page-break/>System.out.print(i.next() + " ");</text:p>
      <text:p text:style-name="P2">}</text:p>
      <text:p text:style-name="P2">}</text:p>
      <text:p text:style-name="P1">a) 2 8 5 1</text:p>
      <text:p text:style-name="P1">b) 1 5 8 2</text:p>
      <text:p text:style-name="P1">c)<text:span text:style-name="T3"> 1 2 5 8</text:span></text:p>
      <text:p text:style-name="P1">d) 2 1 8 5</text:p>
      <text:p text:style-name="P1"/>
      <text:p text:style-name="P1"/>
      <text:p text:style-name="P2">23. What is the output of this program?</text:p>
      <text:p text:style-name="P2"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/text:p>
      <text:p text:style-name="P1">a) <text:span text:style-name="T3">{0, 1, 3, 4}</text:span>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6T21:34:58.220167020</dc:date>
    <meta:editing-duration>PT4M20S</meta:editing-duration>
    <meta:editing-cycles>1</meta:editing-cycles>
    <meta:document-statistic meta:table-count="0" meta:image-count="0" meta:object-count="0" meta:page-count="12" meta:paragraph-count="324" meta:word-count="1148" meta:character-count="7204" meta:non-whitespace-character-count="6379"/>
  </office:meta>
</office:document-meta>
</file>